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45b9" officeooo:paragraph-rsid="000245b9"/>
    </style:style>
    <style:style style:name="P2" style:family="paragraph" style:parent-style-name="Text_20_body">
      <style:text-properties officeooo:rsid="00037f8e" officeooo:paragraph-rsid="00037f8e"/>
    </style:style>
    <style:style style:name="P3" style:family="paragraph" style:parent-style-name="Text_20_body">
      <style:text-properties officeooo:rsid="000245b9" officeooo:paragraph-rsid="000245b9"/>
    </style:style>
    <style:style style:name="T1" style:family="text">
      <style:text-properties officeooo:rsid="0002ab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Yo estuve allí</text:p>
      <text:p text:style-name="P1">Honeywell-Bull 716</text:p>
      <text:p text:style-name="P1">RDSI Red Dig<text:span text:style-name="T1">ital d Servicios Integrados</text:span></text:p>
      <text:p text:style-name="P1">PDP-4 DORI : Dispositivo de Observación de Rutas Internacionales.</text:p>
      <text:p text:style-name="P1">https://en.wikipedia.org/wiki/PDP-4</text:p>
      <text:p text:style-name="P1"/>
      <text:p text:style-name="P1">Basic</text:p>
      <text:p text:style-name="P1">UPC-FIB</text:p>
      <text:p text:style-name="P1">Philips-2000, PDP-11</text:p>
      <text:p text:style-name="P1">Pascal,TurboPascal</text:p>
      <text:p text:style-name="P1"/>
      <text:p text:style-name="P1">DOS, Windows, Windows 3.1 Redes</text:p>
      <text:p text:style-name="P1">VisualBasic</text:p>
      <text:p text:style-name="P2">C, C++, Java,Java2EE,Tomcat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0:12:38.534935021</meta:creation-date>
    <dc:date>2022-07-24T11:14:58.060890287</dc:date>
    <meta:editing-duration>PT51M1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35" meta:character-count="291" meta:non-whitespace-character-count="268"/>
  </office:meta>
</office:document-meta>
</file>